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ff8c" officeooo:paragraph-rsid="0018ff8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7th</text:span> of <text:span text:style-name="T3">January</text:span> 202<text:span text:style-name="T3">1</text:span> under the <text:span text:style-name="T3">39th</text:span> PA Meeting.</text:p>
      <text:p text:style-name="P1"/>
      <text:p text:style-name="P1">The Assembly, recognising the current situation,</text:p>
      <text:p text:style-name="P1"/>
      <text:p text:style-name="P4">Constitutes the need to add the cauldron concrete datapack, which makes it so concrete powder can be put into a cauldron to become a solid. This because it is annoying to have to go to the process of converting it piece by piece in water.</text:p>
      <text:p text:style-name="P1"/>
      <text:p text:style-name="P1">And proceeds.</text:p>
      <text:p text:style-name="P1"/>
      <text:p text:style-name="P1">Signed by,</text:p>
      <text:p text:style-name="P4">threebody03</text:p>
      <text:p text:style-name="P4">ChairmanSteven</text:p>
      <text:p text:style-name="P4">RedPanda_4</text:p>
      <text:p text:style-name="P4">The_Flaming_Guy</text:p>
      <text:p text:style-name="P4">_yoran_</text:p>
      <text:p text:style-name="P4">CommissarChenkov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39-2: Add the Cauldron Concrete datapack (makes it so concrete powder becomes solid after being thrown in a cauldron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7T15:48:50.941211226</dc:date>
    <meta:editing-duration>PT4M3S</meta:editing-duration>
    <meta:editing-cycles>4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3" meta:word-count="97" meta:character-count="605" meta:non-whitespace-character-count="521"/>
  </office:meta>
</office:document-meta>
</file>